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TeX Gyre Heros" svg:font-family="'TeX Gyre Heros'" style:font-pitch="variable"/>
    <style:font-face style:name="TeXGyreHeros" svg:font-family="TeXGyreHer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8" style:family="table">
      <style:table-properties style:width="17.542cm" fo:margin-left="-0.847cm" table:align="left"/>
    </style:style>
    <style:style style:name="Tableau8.A" style:family="table-column">
      <style:table-column-properties style:column-width="9.208cm"/>
    </style:style>
    <style:style style:name="Tableau8.B" style:family="table-column">
      <style:table-column-properties style:column-width="8.334cm"/>
    </style:style>
    <style:style style:name="Tableau8.1" style:family="table-row">
      <style:table-row-properties style:min-row-height="1.727cm"/>
    </style:style>
    <style:style style:name="Tableau8.A1" style:family="table-cell">
      <style:table-cell-properties fo:padding="0.097cm" fo:border="none"/>
    </style:style>
    <style:style style:name="Tableau1" style:family="table">
      <style:table-properties style:width="17.833cm" fo:margin-left="-1.085cm" table:align="left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13.838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17.568cm" fo:margin-left="-0.82cm" table:align="left"/>
    </style:style>
    <style:style style:name="Tableau2.A" style:family="table-column">
      <style:table-column-properties style:column-width="3.798cm"/>
    </style:style>
    <style:style style:name="Tableau2.B" style:family="table-column">
      <style:table-column-properties style:column-width="13.771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595cm" fo:margin-left="-0.847cm" table:align="left"/>
    </style:style>
    <style:style style:name="Tableau3.A" style:family="table-column">
      <style:table-column-properties style:column-width="3.798cm"/>
    </style:style>
    <style:style style:name="Tableau3.B" style:family="table-column">
      <style:table-column-properties style:column-width="13.797cm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background-color="transparent" fo:padding="0.097cm" fo:border="none">
        <style:background-image/>
      </style:table-cell-properties>
    </style:style>
    <style:style style:name="Tableau4" style:family="table">
      <style:table-properties style:width="17.515cm" fo:margin-left="-0.767cm" table:align="left"/>
    </style:style>
    <style:style style:name="Tableau4.A" style:family="table-column">
      <style:table-column-properties style:column-width="3.704cm"/>
    </style:style>
    <style:style style:name="Tableau4.B" style:family="table-column">
      <style:table-column-properties style:column-width="13.811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833cm" fo:margin-left="-1.085cm" table:align="left"/>
    </style:style>
    <style:style style:name="Tableau5.A" style:family="table-column">
      <style:table-column-properties style:column-width="3.995cm"/>
    </style:style>
    <style:style style:name="Tableau5.B" style:family="table-column">
      <style:table-column-properties style:column-width="13.838cm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="none"/>
    </style:style>
    <style:style style:name="Tableau6" style:family="table">
      <style:table-properties style:width="17.489cm" fo:margin-left="-0.741cm" table:align="left"/>
    </style:style>
    <style:style style:name="Tableau6.A" style:family="table-column">
      <style:table-column-properties style:column-width="3.704cm"/>
    </style:style>
    <style:style style:name="Tableau6.B" style:family="table-column">
      <style:table-column-properties style:column-width="13.785cm"/>
    </style:style>
    <style:style style:name="Tableau6.1" style:family="table-row">
      <style:table-row-properties style:row-height="1.402cm"/>
    </style:style>
    <style:style style:name="Tableau6.A1" style:family="table-cell">
      <style:table-cell-properties fo:padding="0.097cm" fo:border="none"/>
    </style:style>
    <style:style style:name="Tabella3" style:family="table">
      <style:table-properties style:width="17.833cm" fo:margin-left="-1.085cm" table:align="left"/>
    </style:style>
    <style:style style:name="Tabella3.A" style:family="table-column">
      <style:table-column-properties style:column-width="3.995cm"/>
    </style:style>
    <style:style style:name="Tabella3.B" style:family="table-column">
      <style:table-column-properties style:column-width="13.838cm"/>
    </style:style>
    <style:style style:name="Tabella3.1" style:family="table-row">
      <style:table-row-properties style:row-height="0.794cm"/>
    </style:style>
    <style:style style:name="Tabella3.A1" style:family="table-cell">
      <style:table-cell-properties fo:padding="0.097cm" fo:border="none"/>
    </style:style>
    <style:style style:name="Tabella13" style:family="table">
      <style:table-properties style:width="17.475cm" fo:margin-left="-0.78cm" table:align="left"/>
    </style:style>
    <style:style style:name="Tabella13.A" style:family="table-column">
      <style:table-column-properties style:column-width="3.718cm"/>
    </style:style>
    <style:style style:name="Tabella13.B" style:family="table-column">
      <style:table-column-properties style:column-width="13.757cm"/>
    </style:style>
    <style:style style:name="Tabella13.A1" style:family="table-cell">
      <style:table-cell-properties fo:padding="0.097cm" fo:border="none"/>
    </style:style>
    <style:style style:name="Tabella4" style:family="table">
      <style:table-properties style:width="17.463cm" fo:margin-left="-0.767cm" table:align="left"/>
    </style:style>
    <style:style style:name="Tabella4.A" style:family="table-column">
      <style:table-column-properties style:column-width="3.704cm"/>
    </style:style>
    <style:style style:name="Tabella4.B" style:family="table-column">
      <style:table-column-properties style:column-width="13.758cm"/>
    </style:style>
    <style:style style:name="Tabella4.A1" style:family="table-cell">
      <style:table-cell-properties fo:padding="0.097cm" fo:border="none"/>
    </style:style>
    <style:style style:name="Tabella5" style:family="table">
      <style:table-properties style:width="17.489cm" fo:margin-left="-0.741cm" table:align="left"/>
    </style:style>
    <style:style style:name="Tabella5.A" style:family="table-column">
      <style:table-column-properties style:column-width="3.704cm"/>
    </style:style>
    <style:style style:name="Tabella5.B" style:family="table-column">
      <style:table-column-properties style:column-width="13.785cm"/>
    </style:style>
    <style:style style:name="Tabella5.A1" style:family="table-cell">
      <style:table-cell-properties fo:padding="0.097cm" fo:border="none"/>
    </style:style>
    <style:style style:name="Tabella2" style:family="table">
      <style:table-properties style:width="17.554cm" fo:margin-left="-0.859cm" table:align="left"/>
    </style:style>
    <style:style style:name="Tabella2.A" style:family="table-column">
      <style:table-column-properties style:column-width="17.554cm"/>
    </style:style>
    <style:style style:name="Tabella2.A1" style:family="table-cell">
      <style:table-cell-properties fo:padding="0.097cm" fo:border="none"/>
    </style:style>
    <style:style style:name="Tabella17" style:family="table">
      <style:table-properties style:width="17.542cm" fo:margin-left="-0.794cm" table:align="left"/>
    </style:style>
    <style:style style:name="Tabella17.A" style:family="table-column">
      <style:table-column-properties style:column-width="17.542cm"/>
    </style:style>
    <style:style style:name="Tabella17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0pt" fo:language="en" fo:country="GB" style:font-size-asian="20pt" style:font-size-complex="20pt"/>
    </style:style>
    <style:style style:name="P2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0pt" fo:language="en" fo:country="GB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eXGyreHeros" fo:font-size="6pt" fo:language="en" fo:country="GB" style:font-size-asian="5.25pt" style:font-size-complex="6pt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TeXGyreHeros" fo:font-size="6pt" fo:language="en" fo:country="GB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color="#dddddd" style:font-name="TeXGyreHeros" fo:font-size="12pt" fo:language="en" fo:country="GB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GB"/>
    </style:style>
    <style:style style:name="P8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P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>
          <style:tab-stop style:position="1.799cm"/>
        </style:tab-stops>
      </style:paragraph-properties>
      <style:text-properties style:font-name="TeXGyreHeros" fo:font-size="10pt" fo:language="en" fo:country="GB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style:font-name="TeXGyreHeros" fo:font-size="10pt" fo:language="en" fo:country="GB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eXGyreHeros" fo:font-size="11pt" style:font-size-asian="11pt" style:font-size-complex="11pt"/>
    </style:style>
    <style:style style:name="P12" style:family="paragraph" style:parent-style-name="Standard">
      <style:text-properties fo:font-size="6pt" style:font-size-asian="5.25pt" style:font-size-complex="6pt"/>
    </style:style>
    <style:style style:name="P13" style:family="paragraph" style:parent-style-name="Footer">
      <style:text-properties fo:language="en" fo:country="GB"/>
    </style:style>
    <style:style style:name="P14" style:family="paragraph" style:parent-style-name="Footer">
      <style:text-properties style:font-name="TeXGyreHeros" fo:font-size="6pt" fo:language="en" fo:country="GB" style:font-size-asian="6pt" style:font-size-complex="6pt"/>
    </style:style>
    <style:style style:name="P15" style:family="paragraph" style:parent-style-name="Standard">
      <style:paragraph-properties fo:margin-left="-0.7cm" fo:margin-right="0cm" fo:line-height="100%" fo:text-indent="0cm" style:auto-text-indent="false"/>
      <style:text-properties style:font-name="TeXGyreHeros" fo:font-size="11pt" fo:language="en" fo:country="GB" fo:font-weight="normal" style:font-size-asian="9.60000038146973pt" style:font-weight-asian="normal" style:font-size-complex="11pt" style:font-weight-complex="normal"/>
    </style:style>
    <style:style style:name="P16" style:family="paragraph" style:parent-style-name="Table_20_Contents">
      <style:text-properties fo:color="#000000" style:font-name="TeXGyreHeros" fo:font-size="14pt" fo:language="en" fo:country="GB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color="#000000" style:font-name="TeXGyreHeros" fo:font-size="13pt" fo:language="en" fo:country="GB" fo:font-weight="bold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color="#000000" style:font-name="TeXGyreHeros" fo:font-size="9pt" fo:language="en" fo:country="GB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TeXGyreHeros" fo:font-size="11pt" fo:language="en" fo:country="GB" style:font-size-asian="11pt" style:font-size-complex="11pt"/>
    </style:style>
    <style:style style:name="P20" style:family="paragraph" style:parent-style-name="Table_20_Contents">
      <style:text-properties style:font-name="TeXGyreHeros" fo:font-size="11pt" fo:language="en" fo:country="GB" fo:font-style="normal" style:font-size-asian="11pt" style:font-style-asian="normal" style:font-size-complex="11pt" style:font-style-complex="normal"/>
    </style:style>
    <style:style style:name="P21" style:family="paragraph" style:parent-style-name="Table_20_Contents">
      <style:text-properties style:font-name="TeXGyreHeros" fo:font-size="11pt" fo:language="en" fo:country="GB" fo:font-style="italic" style:font-size-asian="11pt" style:font-style-asian="italic" style:font-size-complex="11pt" style:font-style-complex="italic"/>
    </style:style>
    <style:style style:name="P22" style:family="paragraph" style:parent-style-name="Table_20_Contents">
      <style:text-properties style:font-name="TeXGyreHeros" fo:font-size="9pt" fo:language="en" fo:country="GB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Table_20_Contents">
      <style:text-properties style:font-name="TeXGyreHeros" fo:font-size="9pt" fo:language="en" fo:country="GB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24" style:family="paragraph" style:parent-style-name="Table_20_Contents">
      <style:text-properties style:font-name="TeXGyreHeros" fo:font-size="9pt" fo:language="en" fo:country="GB" fo:font-style="normal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line-height="100%"/>
      <style:text-properties style:font-name="TeXGyreHeros" fo:font-size="9pt" fo:language="en" fo:country="GB" fo:font-style="normal" style:font-size-asian="9pt" style:font-style-asian="normal" style:font-size-complex="9pt" style:font-style-complex="normal"/>
    </style:style>
    <style:style style:name="P26" style:family="paragraph" style:parent-style-name="Table_20_Contents">
      <style:text-properties style:font-name="TeXGyreHeros" fo:font-size="9pt" fo:language="en" fo:country="GB" style:font-size-asian="9pt" style:font-size-complex="9pt"/>
    </style:style>
    <style:style style:name="P27" style:family="paragraph" style:parent-style-name="Table_20_Contents">
      <style:text-properties style:font-name="TeXGyreHeros" fo:font-size="10.5pt" fo:font-weight="bold" style:font-size-asian="9.14999961853027pt" style:font-weight-asian="bold" style:font-size-complex="10.5pt" style:font-weight-complex="bold"/>
    </style:style>
    <style:style style:name="P28" style:family="paragraph" style:parent-style-name="Table_20_Contents">
      <style:text-properties style:font-name="TeXGyreHeros" fo:font-size="10.5pt" fo:font-weight="normal" style:font-size-asian="9.14999961853027pt" style:font-weight-asian="normal" style:font-size-complex="10.5pt" style:font-weight-complex="normal"/>
    </style:style>
    <style:style style:name="P29" style:family="paragraph" style:parent-style-name="Table_20_Contents">
      <style:paragraph-properties fo:margin-left="0.009cm" fo:margin-right="-0.062cm" fo:text-indent="0cm" style:auto-text-indent="false"/>
      <style:text-properties style:font-name="TeXGyreHeros" fo:font-size="8pt" fo:language="en" fo:country="GB" style:font-size-asian="7pt" style:font-size-complex="8pt"/>
    </style:style>
    <style:style style:name="P30" style:family="paragraph" style:parent-style-name="Table_20_Contents">
      <style:paragraph-properties fo:margin-left="-0.097cm" fo:margin-right="0.009cm" fo:text-indent="0cm" style:auto-text-indent="false"/>
      <style:text-properties style:font-name="TeXGyreHeros" fo:font-size="9pt" fo:language="en" fo:country="GB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margin-left="0.009cm" fo:margin-right="-0.115cm" fo:text-indent="0cm" style:auto-text-indent="false">
        <style:tab-stops>
          <style:tab-stop style:position="5.027cm"/>
        </style:tab-stops>
      </style:paragraph-properties>
      <style:text-properties style:font-name="TeXGyreHeros" fo:font-size="12pt" fo:language="en" fo:country="GB" style:font-size-asian="10.5pt" style:font-size-complex="12pt"/>
    </style:style>
    <style:style style:name="P32" style:family="paragraph" style:parent-style-name="Table_20_Contents">
      <style:paragraph-properties fo:margin-left="0.009cm" fo:margin-right="0.882cm" fo:line-height="100%" fo:text-indent="0cm" style:auto-text-indent="false"/>
      <style:text-properties fo:color="#000000" style:font-name="TeXGyreHeros" fo:font-size="14pt" fo:language="en" fo:country="GB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margin-left="-1.076cm" fo:margin-right="0.009cm" fo:line-height="100%" fo:text-indent="0cm" style:auto-text-indent="false"/>
      <style:text-properties style:font-name="TeXGyreHeros" fo:font-size="12pt" fo:language="en" fo:country="GB" style:font-size-asian="10.5pt" style:font-size-complex="12pt"/>
    </style:style>
    <style:style style:name="P34" style:family="paragraph" style:parent-style-name="Standard">
      <style:paragraph-properties fo:margin-left="-0.9cm" fo:margin-right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10pt" fo:language="en" fo:country="GB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-0.9cm" fo:margin-right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10pt" fo:language="en" fo:country="GB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-0.097cm" fo:margin-right="-0.626cm" fo:line-height="100%" fo:text-indent="0cm" style:auto-text-indent="false"/>
      <style:text-properties style:font-name="TeXGyreHeros" fo:font-size="11pt" fo:language="en" fo:country="GB" style:font-size-asian="11pt" style:font-size-complex="11pt"/>
    </style:style>
    <style:style style:name="P37" style:family="paragraph" style:parent-style-name="Table_20_Contents">
      <style:paragraph-properties fo:margin-left="-0.097cm" fo:margin-right="-0.176cm" fo:line-height="100%" fo:text-indent="0cm" style:auto-text-indent="false"/>
      <style:text-properties style:font-name="TeXGyreHeros" fo:font-size="11pt" fo:language="en" fo:country="GB" fo:font-style="normal" style:font-size-asian="11pt" style:font-style-asian="normal" style:font-size-complex="11pt" style:font-style-complex="normal"/>
    </style:style>
    <style:style style:name="P38" style:family="paragraph" style:parent-style-name="Text_20_body">
      <style:text-properties fo:font-size="6pt" style:font-size-asian="6pt" style:font-size-complex="6pt"/>
    </style:style>
    <style:style style:name="P39" style:family="paragraph" style:parent-style-name="Standard">
      <style:paragraph-properties fo:margin-left="5.133cm" fo:margin-right="0cm" fo:line-height="100%" fo:text-align="end" style:justify-single-word="false" fo:text-indent="0cm" style:auto-text-indent="false"/>
      <style:text-properties style:font-name="TeXGyreHeros" fo:font-size="6pt" fo:language="en" fo:country="GB" fo:font-weight="bold" style:font-size-asian="6pt" style:font-weight-asian="bold" style:font-size-complex="6pt" style:font-weight-complex="bold"/>
    </style:style>
    <style:style style:name="P4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8pt" fo:font-weight="normal" style:font-size-asian="7pt" style:font-weight-asian="normal" style:font-size-complex="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13" style:family="text">
      <style:text-properties fo:font-size="9pt" style:font-size-asian="7.84999990463257pt" style:font-size-complex="9pt"/>
    </style:style>
    <style:style style:name="T14" style:family="text">
      <style:text-properties style:font-name="TeX Gyre Heros"/>
    </style:style>
    <style:style style:name="gr1" style:family="graphic">
      <style:graphic-properties svg:stroke-width="0.03cm" svg:stroke-color="#dddddd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dddddd" draw:marker-start-width="0.843cm" draw:marker-end-width="0.843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5"><text:s text:c="8"/>Work Address:<text:tab/> <text:span text:style-name="T8">Campus Valrose, Batiment L <text:line-break/> <text:s text:c="9"/>28 Avenue de Valrose, 06108 Nice CEDEX 2</text:span></text:p>
            <text:p text:style-name="P34"><text:s text:c="9"/><text:span text:style-name="T1">Email: </text:span><text:a xlink:type="simple" xlink:href="mailto:Marco.CORNELI@univ-cotedazur.fr" text:style-name="Internet_20_link" text:visited-style-name="Visited_20_Internet_20_Link">Marco.CORNELI@univ-cotedazur.fr</text:a></text:p>
          </table:table-cell>
          <table:table-cell table:style-name="Tableau8.A1" office:value-type="string">
            <text:p text:style-name="P9"><text:s/><text:span text:style-name="T1">Date of birth:</text:span> <text:s text:c="5"/>30 January 1985</text:p>
            <text:p text:style-name="P9"><text:span text:style-name="T1"><text:s/>Nationality:</text:span> <text:s text:c="8"/>Italian </text:p>
            <text:p text:style-name="P10"><text:span text:style-name="T3"><text:s/>Website</text:span><text:span text:style-name="T2">: <text:s text:c="14"/>https://math.unice.fr/~mcorneli/</text:span></text:p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16">Professional Experience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text:s text:c="6"/><text:span text:style-name="T10">Sep. 2022 – to date</text:span></text:p>
          </table:table-cell>
          <table:table-cell table:style-name="Tableau2.A1" office:value-type="string">
            <text:p text:style-name="P19">Junior Professor in IA for Archaeology and History</text:p>
            <text:p text:style-name="P19">University C<text:span text:style-name="T14">ôte d'Azur, Nice France.</text:span></text:p>
          </table:table-cell>
        </table:table-row>
        <table:table-row>
          <table:table-cell table:style-name="Tableau2.A1" office:value-type="string">
            <text:p text:style-name="P15"><text:s text:c="6"/><text:span text:style-name="T10">Sep</text:span><text:span text:style-name="T13">. 2019 </text:span><text:span text:style-name="T12">–</text:span><text:span text:style-name="T11"> Aug. 2022</text:span></text:p>
          </table:table-cell>
          <table:table-cell table:style-name="Tableau2.A1" office:value-type="string">
            <text:p text:style-name="P19">Research Engineer</text:p>
            <text:p text:style-name="P19">Center of Modeling, Simulation and Interactions, University <text:span text:style-name="T14">Côte</text:span> d’Azur. </text:p>
          </table:table-cell>
        </table:table-row>
        <table:table-row>
          <table:table-cell table:style-name="Tableau2.A1" office:value-type="string">
            <text:p text:style-name="P15"><text:s text:c="6"/><text:span text:style-name="T13">Oct. 2017 </text:span><text:span text:style-name="T12">–</text:span><text:span text:style-name="T11"> Aug. 2019</text:span></text:p>
          </table:table-cell>
          <table:table-cell table:style-name="Tableau2.A1" office:value-type="string">
            <text:p text:style-name="P19">Post-doctoral researcher in Statistics and Data Science – Teaching assistant </text:p>
            <text:p text:style-name="P19">University <text:span text:style-name="T14">Côte</text:span> d’Azur, Nice, France.</text:p>
          </table:table-cell>
        </table:table-row>
        <table:table-row>
          <table:table-cell table:style-name="Tableau2.A1" office:value-type="string">
            <text:p text:style-name="P15"><text:span text:style-name="T5"><text:s text:c="4"/></text:span><text:span text:style-name="T4"><text:s text:c="2"/></text:span><text:span text:style-name="T11">Oct</text:span><text:span text:style-name="T11">. </text:span><text:span text:style-name="T11">20</text:span><text:span text:style-name="T11">14 </text:span><text:span text:style-name="T12">–</text:span><text:span text:style-name="T11"> </text:span><text:span text:style-name="T11">Sep. 2017</text:span></text:p>
            <text:p text:style-name="P15"/>
          </table:table-cell>
          <table:table-cell table:style-name="Tableau2.A1" office:value-type="string">
            <text:p text:style-name="P19">PhD in Applied Mathematics and Statistics - Teaching assistant </text:p>
            <text:p text:style-name="P19">University of Paris 1 Panthéon-Sorbonne.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Apr. 2014 – Sep. 2014</text:p>
          </table:table-cell>
          <table:table-cell table:style-name="Tableau3.B1" office:value-type="string">
            <text:p text:style-name="P19"><text:span text:style-name="T5">Internship</text:span><text:span text:style-name="T5">: </text:span><text:span text:style-name="T2">ENGIE (ex. </text:span><text:span text:style-name="T2">GDF-SUEZ</text:span><text:span text:style-name="T2">)</text:span> <text:span text:style-name="T2">, </text:span><text:span text:style-name="T2">department </text:span>CEEME-MEMO: Statistical models for weather forecasts and simulations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0">Apr. 2013 – Oct. 2013</text:p>
          </table:table-cell>
          <table:table-cell table:style-name="Tableau4.A1" office:value-type="string">
            <text:p text:style-name="P11"><text:span text:style-name="T5">Internship</text:span>: Institut Europlace de Finance (EIP) – <text:s/>FiME Laboraroty– University of Paris Dauphine, EDF R&amp;D, CREST, École Polytechnique: Pricing Swing options, <text:s/>PDE approach.</text:p>
          </table:table-cell>
        </table:table-row>
      </table:table>
      <text:p text:style-name="P39"><draw:line text:anchor-type="paragraph" draw:z-index="0" draw:style-name="gr1" draw:text-style-name="P40" svg:x1="-1.062cm" svg:y1="0.131cm" svg:x2="16.93cm" svg:y2="0.131cm"><text:p/></draw:line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1"/>
          </table:table-cell>
          <table:table-cell table:style-name="Tableau5.B1" office:value-type="string">
            <text:p text:style-name="P17"><text:span text:style-name="T9">Co</text:span><text:span text:style-name="T9">re Competencies</text:span> <text:s/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2">Technical <text:s/>skills and research interests</text:p>
          </table:table-cell>
          <table:table-cell table:style-name="Tableau6.A1" office:value-type="string">
            <text:p text:style-name="P19"><text:span text:style-name="T8">Statistical and Machine Learning, Deep Learning, Clustering</text:span>, Network Analysis. <text:s text:c="18"/></text:p>
          </table:table-cell>
        </table:table-row>
        <table:table-row>
          <table:table-cell table:style-name="Tableau6.A1" office:value-type="string">
            <text:p text:style-name="P22">Informatics</text:p>
          </table:table-cell>
          <table:table-cell table:style-name="Tableau6.A1" office:value-type="string">
            <text:p text:style-name="P21">Coding: <text:span text:style-name="T2">C/C++, R, Python, Matlab.</text:span></text:p>
            <text:p text:style-name="P20">Office: Latex, Word, Excel, OpenOffice. </text:p>
          </table:table-cell>
        </table:table-row>
        <table:table-row>
          <table:table-cell table:style-name="Tableau6.A1" office:value-type="string">
            <text:p text:style-name="P23">Languages</text:p>
          </table:table-cell>
          <table:table-cell table:style-name="Tableau6.A1" office:value-type="string">
            <text:p text:style-name="P19">Italian (mother tongue), French <text:s/>(fluent), <text:s/>English (fluent).</text:p>
          </table:table-cell>
        </table:table-row>
      </table:table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>Education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4">Oct. 2014 – Sep. 2017</text:p>
          </table:table-cell>
          <table:table-cell table:style-name="Tabella13.A1" office:value-type="string">
            <text:p text:style-name="P21">PhD in Applied Mathematics and Statistics</text:p>
            <text:p text:style-name="P19">University of Paris 1 Panthéon-Sorbonne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4">Sep. 2013 – Jun. 2014</text:p>
          </table:table-cell>
          <table:table-cell table:style-name="Tabella4.A1" office:value-type="string">
            <text:p text:style-name="P21">Master Modélisation Aléatoire M2MO (ex DEA Laure Elie)</text:p>
            <text:p text:style-name="P20">University Paris 7 – Denis Diderot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7"><text:s/><text:span text:style-name="T10">D</text:span><text:span text:style-name="T10">ec.</text:span><text:span text:style-name="T10"> 2012</text:span></text:p>
          </table:table-cell>
          <table:table-cell table:style-name="Tabella5.A1" office:value-type="string">
            <text:p text:style-name="P36"><text:span text:style-name="T5"><text:s/>Laurea Magistrale </text:span><text:span text:style-name="T5">in</text:span><text:span text:style-name="T5"> Finance (</text:span><text:span text:style-name="T6">Master Degree, <text:s/></text:span><text:span text:style-name="T6">M1+M2</text:span><text:span text:style-name="T5">)</text:span></text:p>
            <text:p text:style-name="P36"><text:span text:style-name="T5"><text:s/></text:span><text:span text:style-name="T2">Univers</text:span><text:span text:style-name="T2">ity of Siena (Italy)</text:span></text:p>
          </table:table-cell>
        </table:table-row>
      </table:table>
      <text:p text:style-name="P14"><draw:line text:anchor-type="paragraph" draw:z-index="1" draw:style-name="gr1" draw:text-style-name="P40" svg:x1="-1.062cm" svg:y1="0.131cm" svg:x2="16.93cm" svg:y2="0.131cm"><text:p/></draw:line> <text:s text:c="54"/><text:span text:style-name="T7"><text:s/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7">Organization</text:p>
            <text:p text:style-name="P28">LJAD seminar series (Statistics and Probability team, co-organiser).</text:p>
            <text:p text:style-name="P27"><text:span text:style-name="T8">PhD students seminar series at SAMM, PhD students representative in the </text:span><text:span text:style-name="T8">team direction committee.</text:span></text:p>
          </table:table-cell>
        </table:table-row>
      </table:table>
      <text:p text:style-name="P12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18">Hobbies and other competencies</text:p>
            <text:p text:style-name="P26">I love diving, classical and jazz music.</text:p>
            <text:p text:style-name="P25">Graduated in clarinet 2004, National Conservatory of Florence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TeX Gyre Heros" svg:font-family="'TeX Gyre Heros'" style:font-pitch="variable"/>
    <style:font-face style:name="TeXGyreHeros" svg:font-family="TeXGyreHer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Ultrafine_20_Dashed" draw:display-name="Ultrafine Dashed" draw:style="rect" draw:dots1="1" draw:distance="51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cm" fo:margin-right="0cm" fo:margin-top="0cm" fo:margin-bottom="0.212cm" fo:text-indent="0cm" style:auto-text-indent="true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73cm" style:type="center"/>
          <style:tab-stop style:position="16.748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0pt" fo:language="en" fo:country="GB" style:font-size-asian="20pt" style:font-size-complex="2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color="#dddddd" style:font-name="TeXGyreHeros" fo:font-size="12pt" fo:language="en" fo:country="GB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0pt" fo:language="en" fo:country="GB" fo:font-weight="bold" style:font-size-asian="20pt" style:font-weight-asian="bold" style:font-size-complex="20pt" style:font-weight-complex="bold"/>
    </style:style>
    <style:style style:name="MP5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eXGyreHeros" fo:font-size="22pt" fo:language="en" fo:country="GB" fo:font-weight="bold" style:font-size-asian="22pt" style:font-weight-asian="bold" style:font-size-complex="22pt" style:font-weight-complex="bold"/>
    </style:style>
    <style:style style:name="MP6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GB"/>
    </style:style>
    <style:style style:name="MP7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>
          <style:tab-stop style:position="0cm"/>
        </style:tab-stops>
      </style:paragraph-properties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MP8" style:family="paragraph" style:parent-style-name="Footer">
      <style:text-properties fo:language="en" fo:country="GB"/>
    </style:style>
    <style:style style:name="MT1" style:family="text">
      <style:text-properties fo:font-weight="bold" style:font-weight-asian="bold" style:font-weight-complex="bold"/>
    </style:style>
    <style:style style:name="Mgr1" style:family="graphic">
      <style:graphic-properties svg:stroke-width="0.03cm" svg:stroke-color="#dddddd" draw:marker-start-width="0.843cm" draw:marker-end-width="0.843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29cm" fo:margin-bottom="1.921cm" fo:margin-left="2.328cm" fo:margin-right="1.97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02cm" fo:margin-left="0cm" fo:margin-right="0cm" fo:margin-bottom="0.499cm" style:dynamic-spacing="false"/>
      </style:header-style>
      <style:footer-style>
        <style:header-footer-properties svg:height="0.6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16.877cm" svg:y1="0.941cm" svg:x2="-0.633cm" svg:y2="0.915cm"><text:p/></draw:line><text:span text:style-name="MT1">Marco Cornel</text:span><text:span text:style-name="MT1">i</text:span></text:p>
        <text:p text:style-name="MP3">Curriculum Vitae</text:p>
        <text:p text:style-name="MP4"/>
        <text:p text:style-name="MP5"/>
        <text:p text:style-name="MP6"/>
        <text:p text:style-name="MP6"/>
        <text:p text:style-name="MP6"/>
        <text:p text:style-name="MP6"/>
        <text:p text:style-name="MP6"/>
        <text:p text:style-name="MP7"/>
      </style:header>
      <style:footer>
        <text:p text:style-name="MP8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0-17T18:18:20</meta:creation-date>
    <dc:date>2022-09-19T15:12:49</dc:date>
    <meta:editing-duration>PT17H6M6S</meta:editing-duration>
    <meta:editing-cycles>159</meta:editing-cycles>
    <meta:generator>OpenOffice/4.1.7$Unix OpenOffice.org_project/417m1$Build-9800</meta:generator>
    <dc:creator>Marco Corneli</dc:creator>
    <meta:document-statistic meta:table-count="13" meta:image-count="0" meta:object-count="0" meta:page-count="1" meta:paragraph-count="49" meta:word-count="278" meta:character-count="2135"/>
  </office:meta>
</office:document-meta>
</file>